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16.00pt"/>
          <style:tab-stop style:position="32.00pt"/>
          <style:tab-stop style:position="48.00pt"/>
          <style:tab-stop style:position="64.00pt"/>
          <style:tab-stop style:position="80.00pt"/>
          <style:tab-stop style:position="96.00pt"/>
          <style:tab-stop style:position="112.00pt"/>
          <style:tab-stop style:position="128.00pt"/>
          <style:tab-stop style:position="144.00pt"/>
          <style:tab-stop style:position="160.00pt"/>
          <style:tab-stop style:position="176.00pt"/>
          <style:tab-stop style:position="192.00pt"/>
          <style:tab-stop style:position="208.00pt"/>
          <style:tab-stop style:position="224.00pt"/>
          <style:tab-stop style:position="240.00pt"/>
          <style:tab-stop style:position="256.00pt"/>
          <style:tab-stop style:position="272.00pt"/>
          <style:tab-stop style:position="288.00pt"/>
          <style:tab-stop style:position="304.00pt"/>
          <style:tab-stop style:position="320.00pt"/>
          <style:tab-stop style:position="336.00pt"/>
          <style:tab-stop style:position="352.00pt"/>
          <style:tab-stop style:position="368.00pt"/>
          <style:tab-stop style:position="384.00pt"/>
          <style:tab-stop style:position="400.00pt"/>
          <style:tab-stop style:position="416.00pt"/>
          <style:tab-stop style:position="432.00pt"/>
          <style:tab-stop style:position="448.00pt"/>
          <style:tab-stop style:position="464.00pt"/>
          <style:tab-stop style:position="480.00pt"/>
          <style:tab-stop style:position="496.00pt"/>
          <style:tab-stop style:position="512.00pt"/>
        </style:tab-stops>
      </style:paragraph-properties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ntrol G takes you to specific cell</text:span></text:p>
      <text:p text:style-name="P1"><text:a xlink:href="https://exceljet.net/blog/the-54-excel-shortcuts-you-really-should-know"><text:span text:style-name="T2">https://exceljet.net/blog/the-54-excel-shortcuts-you-really-should-know</text:span></text:a><text:span text:style-name="T3"/></text:p>
      <text:p text:style-name="P1"><text:span text:style-name="T3"/></text:p>
      <text:p text:style-name="P1"><text:a xlink:href="https://exceljet.net/keyboard-shortcuts"><text:span text:style-name="T4">https://exceljet.net/keyboard-shortcuts</text:span></text:a><text:span text:style-name="T5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